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cb5a" officeooo:paragraph-rsid="000fcb5a"/>
    </style:style>
    <style:style style:name="P2" style:family="paragraph" style:parent-style-name="Standard">
      <style:text-properties officeooo:rsid="0012504a" officeooo:paragraph-rsid="0012504a"/>
    </style:style>
    <style:style style:name="P3" style:family="paragraph" style:parent-style-name="Standard">
      <style:text-properties officeooo:rsid="0014e956" officeooo:paragraph-rsid="0014e956"/>
    </style:style>
    <style:style style:name="P4" style:family="paragraph" style:parent-style-name="Standard">
      <style:text-properties officeooo:rsid="00159cbc" officeooo:paragraph-rsid="00159cbc"/>
    </style:style>
    <style:style style:name="P5" style:family="paragraph" style:parent-style-name="Standard">
      <style:text-properties officeooo:rsid="0017f994" officeooo:paragraph-rsid="0017f994"/>
    </style:style>
    <style:style style:name="T1" style:family="text">
      <style:text-properties officeooo:rsid="001432b9"/>
    </style:style>
    <style:style style:name="T2" style:family="text">
      <style:text-properties officeooo:rsid="00147836"/>
    </style:style>
    <style:style style:name="T3" style:family="text">
      <style:text-properties officeooo:rsid="0014e956"/>
    </style:style>
    <style:style style:name="T4" style:family="text">
      <style:text-properties officeooo:rsid="00159c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ódulo 2</text:p>
      <text:p text:style-name="P1"/>
      <text:p text:style-name="P1">esquema red green blue (RGB)</text:p>
      <text:p text:style-name="P2">representação de cores em computadores </text:p>
      <text:p text:style-name="P2">-<text:span text:style-name="T1">o padrão mundialmente usado, RGB (red, green, blue)</text:span></text:p>
      <text:p text:style-name="P2">-<text:span text:style-name="T2">são 3 valores, </text:span><text:span text:style-name="T3">quanto de emissão de luz, cada pixel vai ter de red, de green, de blue </text:span></text:p>
      <text:p text:style-name="P3">-cada um vai de 0 a 255 </text:p>
      <text:p text:style-name="P3"/>
      <text:p text:style-name="P4">outro padrão é o CMYK (ciano, magenta, yellow, key = black)</text:p>
      <text:p text:style-name="P2">-<text:span text:style-name="T4">vai de 0 a 100% da cor em específica </text:span></text:p>
      <text:p text:style-name="P1">-<text:span text:style-name="T4">mais restrito do que o RGB</text:span></text:p>
      <text:p text:style-name="P1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8T08:28:07.866000000</meta:creation-date>
    <dc:date>2024-01-18T12:59:44.928000000</dc:date>
    <meta:editing-duration>PT4H31M32S</meta:editing-duration>
    <meta:editing-cycles>11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9" meta:word-count="71" meta:character-count="362" meta:non-whitespace-character-count="296"/>
  </office:meta>
</office:document-meta>
</file>